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1" svg:font-family="OpenSymbol" style:font-adornments="Roman" style:font-family-generic="swis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paragraph-rsid="00216ba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Text_20_body" style:master-page-name="">
      <style:paragraph-properties fo:margin-top="0.4cm" fo:margin-bottom="0cm" style:contextual-spacing="false" style:page-number="auto" fo:break-before="auto" fo:break-after="auto"/>
      <style:text-properties officeooo:paragraph-rsid="004ba94d"/>
    </style:style>
    <style:style style:name="P25" style:family="paragraph" style:parent-style-name="_5f_Paragraphe_20_livret_20_">
      <style:text-properties officeooo:paragraph-rsid="004ba94d"/>
    </style:style>
    <style:style style:name="P26" style:family="paragraph" style:parent-style-name="_5f_Paragraphe_20_livret_20_">
      <style:paragraph-properties fo:text-align="start" style:justify-single-word="false"/>
      <style:text-properties officeooo:paragraph-rsid="004ba94d"/>
    </style:style>
    <style:style style:name="P27" style:family="paragraph" style:parent-style-name="_5f_Paragraphe_20_livret_20_">
      <style:text-properties officeooo:paragraph-rsid="0053a8be"/>
    </style:style>
    <style:style style:name="P28" style:family="paragraph" style:parent-style-name="_5f_Paragraphe_20_livret_20_réponse_20_élève">
      <style:paragraph-properties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29" style:family="paragraph" style:parent-style-name="_5f_Paragraphe_20_livret_20_réponse_20_élève">
      <style:paragraph-properties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cc8e2"/>
    </style:style>
    <style:style style:name="P30" style:family="paragraph" style:parent-style-name="_5f_Paragraphe_20_livret_20_réponse_20_élève">
      <style:paragraph-properties fo:margin-top="0cm" fo:margin-bottom="0.101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31" style:family="paragraph" style:parent-style-name="_5f_Paragraphe_20_livret_20_réponse_20_élève">
      <style:paragraph-properties fo:margin-top="0cm" fo:margin-bottom="0.101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4d18e5"/>
    </style:style>
    <style:style style:name="P32" style:family="paragraph" style:parent-style-name="_5f_Paragraphe_20_livret_20_réponse_20_élève">
      <style:paragraph-properties fo:margin-top="0cm" fo:margin-bottom="0.101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1e0c4"/>
    </style:style>
    <style:style style:name="P33" style:family="paragraph" style:parent-style-name="_5f_Paragraphe_20_livret_20_réponse_20_élève">
      <style:paragraph-properties fo:margin-top="0cm" fo:margin-bottom="0.101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a5f71"/>
    </style:style>
    <style:style style:name="P34" style:family="paragraph" style:parent-style-name="_5f_Paragraphe_20_livret_20_réponse_20_élève">
      <style:paragraph-properties fo:margin-top="0cm" fo:margin-bottom="0.049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</style:style>
    <style:style style:name="P35" style:family="paragraph" style:parent-style-name="_5f_Paragraphe_20_livret_20_réponse_20_élève">
      <style:paragraph-properties fo:margin-top="0cm" fo:margin-bottom="0.101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b39b8"/>
    </style:style>
    <style:style style:name="P36" style:family="paragraph" style:parent-style-name="_5f_Paragraphe_20_livret_20_réponse_20_élève">
      <style:paragraph-properties fo:margin-top="0cm" fo:margin-bottom="0.049cm" style:contextual-spacing="false">
        <style:tab-stops>
          <style:tab-stop style:position="0.379cm"/>
          <style:tab-stop style:position="4.8cm" style:type="right" style:leader-style="dotted" style:leader-text="."/>
        </style:tab-stops>
      </style:paragraph-properties>
      <style:text-properties officeooo:paragraph-rsid="005b39b8"/>
    </style:style>
    <style:style style:name="P37" style:family="paragraph" style:parent-style-name="Exo_5f_Num" style:list-style-name="Num_5f_Exo">
      <style:paragraph-properties fo:margin-top="0.67cm" fo:margin-bottom="0.101cm" style:contextual-spacing="false"/>
    </style:style>
    <style:style style:name="P38" style:family="paragraph" style:parent-style-name="Exo_5f_Num">
      <style:paragraph-properties fo:margin-top="0.7cm" fo:margin-bottom="0.101cm" style:contextual-spacing="false"/>
    </style:style>
    <style:style style:name="P39" style:family="paragraph" style:parent-style-name="Exo_5f_Num" style:list-style-name="Num_5f_Exo">
      <style:paragraph-properties fo:margin-top="0.499cm" fo:margin-bottom="0cm" style:contextual-spacing="false"/>
    </style:style>
    <style:style style:name="P40" style:family="paragraph" style:parent-style-name="Exo_5f_Num">
      <style:paragraph-properties fo:margin-top="0.37cm" fo:margin-bottom="0cm" style:contextual-spacing="false"/>
    </style:style>
    <style:style style:name="P41" style:family="paragraph" style:parent-style-name="Exo_5f_Num" style:list-style-name="Num_5f_Exo">
      <style:paragraph-properties fo:margin-top="0.37cm" fo:margin-bottom="0cm" style:contextual-spacing="false"/>
    </style:style>
    <style:style style:name="P42" style:family="paragraph" style:parent-style-name="_5f_Pied_20_de_20_page" style:list-style-name="">
      <style:paragraph-properties fo:text-align="end" style:justify-single-word="false"/>
    </style:style>
    <style:style style:name="P43" style:family="paragraph" style:parent-style-name="_5f_Pied_20_de_20_page">
      <style:paragraph-properties fo:text-align="end" style:justify-single-word="false"/>
    </style:style>
    <style:style style:name="P44" style:family="paragraph" style:parent-style-name="_5f_Pied_20_de_20_page" style:list-style-name=""/>
    <style:style style:name="P4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7" fo:break-before="auto" fo:break-after="auto" style:shadow="none">
        <style:tab-stops/>
      </style:paragraph-properties>
      <style:text-properties style:font-name="Bitstream Vera Sans4" fo:font-size="10pt" fo:font-style="normal" fo:font-weight="bold" officeooo:rsid="00290c92" officeooo:paragraph-rsid="001f6ec2" style:font-size-asian="10pt" style:font-style-asian="normal" style:font-weight-asian="bold" style:font-size-complex="10pt" style:font-style-complex="normal" style:font-weight-complex="bold"/>
    </style:style>
    <style:style style:name="P47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4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d7e12c"/>
    </style:style>
    <style:style style:name="P5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f6cb3"/>
    </style:style>
    <style:style style:name="T6" style:family="text">
      <style:text-properties fo:font-variant="normal" fo:text-transform="none" fo:color="#d7e12c" loext:opacity="100%" style:font-name="Bitstream Vera Sans4" fo:font-size="16pt" fo:font-style="normal" fo:text-shadow="none" fo:font-weight="bold" officeooo:rsid="003f6cb3" style:font-size-asian="16pt" style:font-style-asian="normal" style:font-size-complex="16pt" style:font-style-complex="normal"/>
    </style:style>
    <style:style style:name="T7" style:family="text">
      <style:text-properties officeooo:rsid="00216ba8"/>
    </style:style>
    <style:style style:name="T8" style:family="text">
      <style:text-properties officeooo:rsid="001e2344"/>
    </style:style>
    <style:style style:name="T9" style:family="text">
      <style:text-properties fo:color="#000000" loext:opacity="100%"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" style:family="text">
      <style:text-properties fo:color="#000000" loext:opacity="100%" style:font-name="OpenSymbol1" fo:font-size="10pt" fo:font-style="normal" fo:font-weight="normal" officeooo:rsid="003fecc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" style:family="text">
      <style:text-properties fo:color="#000000" loext:opacity="100%" style:font-name="Bitstream Vera Sans4" fo:font-size="10pt" fo:letter-spacing="-0.004cm" fo:font-style="normal" fo:font-weight="normal" officeooo:rsid="0022bb7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font-name="Bitstream Vera Sans4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font-name="Bitstream Vera Sans4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loext:opacity="100%"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Bitstream Vera Sans4" fo:font-size="10pt" fo:font-style="normal" fo:font-weight="normal" officeooo:rsid="002bc228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Bitstream Vera Sans4" fo:font-size="10pt" fo:font-style="normal" fo:font-weight="normal" officeooo:rsid="003fecc9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Bitstream Vera Sans4" fo:font-size="10pt" fo:font-style="normal" fo:font-weight="normal" officeooo:rsid="0046d22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Bitstream Vera Sans4" fo:font-size="10pt" fo:font-style="normal" fo:font-weight="normal" officeooo:rsid="004730f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Bitstream Vera Sans4" fo:font-size="10pt" fo:font-style="normal" fo:font-weight="normal" officeooo:rsid="0051e0c4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Bitstream Vera Sans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1" style:family="text">
      <style:text-properties fo:color="#000000" loext:opacity="100%" style:font-name="Bitstream Vera Sans4" fo:font-size="10pt" fo:font-style="normal" fo:font-weight="normal" officeooo:rsid="002bc22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2" style:family="text">
      <style:text-properties fo:color="#000000" loext:opacity="100%" style:font-name="Bitstream Vera Sans4" fo:font-size="10pt" fo:font-style="normal" fo:font-weight="normal" officeooo:rsid="003fecc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3" style:family="text">
      <style:text-properties fo:color="#000000" loext:opacity="100%" style:font-name="OpenSymbol4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fo:color="#000000" loext:opacity="100%" style:font-name="OpenSymbol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5" style:family="text">
      <style:text-properties fo:color="#000000" loext:opacity="100%" style:font-name="OpenSymbol4" fo:font-size="10pt" fo:font-style="normal" fo:font-weight="normal" officeooo:rsid="003fecc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6" style:family="text">
      <style:text-properties fo:color="#000000" loext:opacity="100%" style:text-position="0% 100%" style:font-name="OpenSymbol" fo:font-size="10pt" fo:letter-spacing="-0.004cm" fo:font-style="normal" style:text-underline-style="none" fo:font-weight="normal" officeooo:rsid="004c26f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fo:color="#000000" loext:opacity="100%" style:text-position="0% 100%" style:font-name="OpenSymbol" fo:font-size="10pt" fo:letter-spacing="-0.004cm" fo:font-style="normal" style:text-underline-style="none" fo:font-weight="normal" officeooo:rsid="004c26f5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8" style:family="text">
      <style:text-properties fo:color="#000000" loext:opacity="100%" style:text-position="0% 100%" style:font-name="OpenSymbol" fo:font-size="10pt" fo:letter-spacing="-0.004cm" style:text-underline-style="none" fo:font-weight="normal" officeooo:rsid="004c26f5" style:font-name-asian="OpenSymbol" style:font-size-asian="10pt" style:font-name-complex="OpenSymbol"/>
    </style:style>
    <style:style style:name="T29" style:family="text">
      <style:text-properties fo:color="#000000" loext:opacity="100%" style:text-position="0% 100%" style:font-name="Bitstream Vera Sans4" fo:font-size="10pt" fo:font-style="normal" fo:font-weight="normal" officeooo:rsid="00425cb8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text-position="0% 100%" style:font-name="Bitstream Vera Sans4" fo:font-size="10pt" fo:font-style="normal" officeooo:rsid="00425cb8" style:font-size-asian="10pt" style:font-style-asian="normal" style:font-size-complex="10pt" style:font-style-complex="normal"/>
    </style:style>
    <style:style style:name="T31" style:family="text">
      <style:text-properties fo:color="#000000" loext:opacity="100%" style:text-position="0% 100%" style:font-name="Bitstream Vera Sans4" fo:font-size="10pt" fo:font-style="normal" officeooo:rsid="005b39b8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32" style:family="text">
      <style:text-properties fo:color="#000000" loext:opacity="100%" style:font-name="Bitstream Vera Sans5" fo:font-size="10pt" officeooo:rsid="0054e00c"/>
    </style:style>
    <style:style style:name="T33" style:family="text">
      <style:text-properties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Bitstream Vera Sans4" fo:font-size="10pt" fo:font-style="normal" fo:font-weight="normal" officeooo:rsid="0022f3ae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Bitstream Vera Sans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style:use-window-font-color="true" loext:opacity="0%" style:font-name="Bitstream Vera Sans4" fo:font-size="10pt" fo:letter-spacing="-0.004cm" fo:font-style="normal" style:text-underline-style="none" fo:font-weight="normal" officeooo:rsid="0029826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use-window-font-color="true" loext:opacity="0%" style:font-name="Bitstream Vera Sans4" fo:font-size="10pt" fo:letter-spacing="-0.004cm" fo:font-style="normal" style:text-underline-style="none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use-window-font-color="true" loext:opacity="0%" style:font-name="Bitstream Vera Sans4" fo:font-size="10pt" fo:letter-spacing="-0.004cm" fo:font-style="normal" style:text-underline-style="none" fo:font-weight="normal" officeooo:rsid="0022bb75" style:font-size-asian="10pt" style:font-style-asian="normal" style:font-weight-asian="normal" style:font-size-complex="10pt" style:font-style-complex="normal" style:font-weight-complex="normal" style:text-scale="100%"/>
    </style:style>
    <style:style style:name="T39" style:family="text">
      <style:text-properties style:use-window-font-color="true" loext:opacity="0%" style:font-name="Bitstream Vera Sans4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use-window-font-color="true" loext:opacity="0%" style:font-name="Bitstream Vera Sans4" fo:font-size="10pt" fo:letter-spacing="-0.004cm" fo:font-style="normal" fo:font-weight="normal" officeooo:rsid="0022bb7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loext:opacity="0%" style:font-name="Bitstream Vera Sans4" fo:font-size="10pt" fo:letter-spacing="-0.004cm" fo:font-style="normal" fo:font-weight="normal" officeooo:rsid="0022bb7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2" style:family="text">
      <style:text-properties style:use-window-font-color="true" loext:opacity="0%" style:font-name="OpenSymbol2" fo:font-size="10pt" fo:letter-spacing="-0.004cm" fo:font-style="normal" style:text-underline-style="none" fo:font-weight="normal" officeooo:rsid="0029826c" style:font-size-asian="10pt" style:font-style-asian="normal" style:font-weight-asian="normal" style:font-size-complex="10pt" style:font-style-complex="normal" style:font-weight-complex="normal" style:text-scale="100%"/>
    </style:style>
    <style:style style:name="T43" style:family="text">
      <style:text-properties style:use-window-font-color="true" loext:opacity="0%" style:font-name="OpenSymbol4" fo:font-size="10pt" fo:letter-spacing="-0.004cm" fo:font-style="normal" fo:font-weight="normal" officeooo:rsid="0022bb75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loext:opacity="0%" style:font-name="Bitstream Vera Sans5" fo:font-size="10pt" fo:font-weight="normal" officeooo:rsid="003f6cb3" style:font-size-asian="10.5pt"/>
    </style:style>
    <style:style style:name="T45" style:family="text">
      <style:text-properties style:font-name="OpenSymbol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6" style:family="text">
      <style:text-properties style:font-name="OpenSymbol4" style:font-name-asian="OpenSymbol1" style:font-name-complex="OpenSymbol1"/>
    </style:style>
    <style:style style:name="T47" style:family="text">
      <style:text-properties fo:color="#b3b3b3" loext:opacity="100%" style:font-name="Bitstream Vera Sans4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8" style:family="text">
      <style:text-properties style:font-name="OpenSymbol1" style:font-name-asian="OpenSymbol1" style:font-name-complex="OpenSymbol1"/>
    </style:style>
    <style:style style:name="T49" style:family="text">
      <style:text-properties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0" style:family="text">
      <style:text-properties officeooo:rsid="003f2004" style:text-scale="100%"/>
    </style:style>
    <style:style style:name="T51" style:family="text">
      <style:text-properties fo:color="#7fb241" loext:opacity="100%" style:font-name="Bitstream Vera Sans4" fo:font-size="10pt" fo:letter-spacing="-0.004cm" fo:font-style="normal" fo:font-weight="bold" officeooo:rsid="0022bb7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c74028" loext:opacity="100%" style:font-name="OpenSymbol4" fo:font-size="10pt" fo:letter-spacing="-0.004cm" fo:font-style="normal" fo:font-weight="bold" officeooo:rsid="0022bb7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3f2004" style:font-weight-asian="bold" style:font-weight-complex="bold"/>
    </style:style>
    <style:style style:name="T55" style:family="text">
      <style:text-properties officeooo:rsid="0022bb75" style:font-weight-asian="bold" style:font-weight-complex="bold"/>
    </style:style>
    <style:style style:name="T56" style:family="text">
      <style:text-properties officeooo:rsid="003f2004"/>
    </style:style>
    <style:style style:name="T57" style:family="text">
      <style:text-properties style:font-name-asian="OpenSymbol1" style:font-name-complex="OpenSymbol1"/>
    </style:style>
    <style:style style:name="T58" style:family="text">
      <style:text-properties officeooo:rsid="0022f3ae" style:font-name-asian="OpenSymbol1" style:font-name-complex="OpenSymbol1"/>
    </style:style>
    <style:style style:name="T59" style:family="text">
      <style:text-properties officeooo:rsid="00261796" style:font-name-asian="OpenSymbol1" style:font-name-complex="OpenSymbol1"/>
    </style:style>
    <style:style style:name="T60" style:family="text">
      <style:text-properties officeooo:rsid="0022f3ae"/>
    </style:style>
    <style:style style:name="T61" style:family="text">
      <style:text-properties officeooo:rsid="0026d18d"/>
    </style:style>
    <style:style style:name="T62" style:family="text">
      <style:text-properties officeooo:rsid="003f2871"/>
    </style:style>
    <style:style style:name="T63" style:family="text">
      <style:text-properties officeooo:rsid="0041a96d"/>
    </style:style>
    <style:style style:name="T64" style:family="text">
      <style:text-properties fo:font-weight="normal" officeooo:rsid="0022bb75" style:font-weight-asian="normal" style:font-weight-complex="normal"/>
    </style:style>
    <style:style style:name="T65" style:family="text">
      <style:text-properties fo:font-weight="normal" officeooo:rsid="003f2004" style:font-weight-asian="normal" style:font-weight-complex="normal"/>
    </style:style>
    <style:style style:name="T66" style:family="text">
      <style:text-properties fo:font-weight="normal" style:font-name-asian="OpenSymbol1" style:font-weight-asian="normal" style:font-name-complex="OpenSymbol1" style:font-weight-complex="normal" style:text-scale="100%"/>
    </style:style>
    <style:style style:name="T67" style:family="text">
      <style:text-properties officeooo:rsid="0046d22c"/>
    </style:style>
    <style:style style:name="T68" style:family="text">
      <style:text-properties style:text-position="0% 100%" fo:font-size="10pt" officeooo:rsid="00425cb8" style:font-size-asian="10pt" style:font-size-complex="10pt"/>
    </style:style>
    <style:style style:name="T69" style:family="text">
      <style:text-properties style:text-position="0% 100%" fo:font-size="10pt" fo:font-weight="normal" officeooo:rsid="00425cb8" style:font-size-asian="10pt" style:font-weight-asian="normal" style:font-size-complex="10pt" style:font-weight-complex="normal"/>
    </style:style>
    <style:style style:name="T70" style:family="text">
      <style:text-properties style:text-position="0% 100%" officeooo:rsid="00425cb8"/>
    </style:style>
    <style:style style:name="T71" style:family="text">
      <style:text-properties style:text-position="0% 100%" officeooo:rsid="00425cb8" style:font-size-complex="10pt"/>
    </style:style>
    <style:style style:name="T72" style:family="text">
      <style:text-properties style:text-position="0% 100%" officeooo:rsid="003f2004" style:font-size-complex="10pt"/>
    </style:style>
    <style:style style:name="T73" style:family="text">
      <style:text-properties style:text-position="0% 100%" fo:font-style="normal" officeooo:rsid="003f2004" style:font-style-asian="normal" style:font-size-complex="10pt" style:font-style-complex="normal"/>
    </style:style>
    <style:style style:name="T74" style:family="text">
      <style:text-properties style:text-position="0% 100%" fo:font-style="normal" officeooo:rsid="003f2004" style:font-style-asian="normal" style:font-size-complex="10pt" style:font-style-complex="normal"/>
    </style:style>
    <style:style style:name="T75" style:family="text">
      <style:text-properties style:text-position="0% 100%" fo:font-style="normal" fo:font-weight="normal" officeooo:rsid="003f2004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tyle="normal" officeooo:rsid="005b39b8" style:font-style-asian="italic" style:font-size-complex="12pt" style:font-style-complex="italic"/>
    </style:style>
    <style:style style:name="T77" style:family="text">
      <style:text-properties style:text-position="0% 100%" fo:font-weight="normal" officeooo:rsid="003f2004" style:font-weight-asian="normal" style:font-size-complex="10pt" style:font-weight-complex="normal"/>
    </style:style>
    <style:style style:name="T78" style:family="text">
      <style:text-properties style:text-position="0% 100%" fo:font-weight="normal" officeooo:rsid="003f2004" style:font-weight-asian="normal" style:font-size-complex="10pt" style:font-weight-complex="normal" style:text-scale="100%"/>
    </style:style>
    <style:style style:name="T79" style:family="text">
      <style:text-properties style:text-position="0% 100%" officeooo:rsid="003f2004" style:font-name-asian="OpenSymbol1" style:font-name-complex="OpenSymbol1"/>
    </style:style>
    <style:style style:name="T80" style:family="text">
      <style:text-properties style:text-position="0% 100%" officeooo:rsid="005b39b8" style:font-name-asian="OpenSymbol1" style:font-name-complex="OpenSymbol1"/>
    </style:style>
    <style:style style:name="T81" style:family="text">
      <style:text-properties style:text-position="0% 100%" officeooo:rsid="003f2004" fo:background-color="#ffff00" loext:char-shading-value="0" style:font-name-asian="OpenSymbol1" style:font-name-complex="OpenSymbol1"/>
    </style:style>
    <style:style style:name="T82" style:family="text">
      <style:text-properties style:text-position="0% 100%" officeooo:rsid="003f2004" fo:background-color="#ffff00" loext:char-shading-value="0" style:font-name-asian="OpenSymbol1" style:font-name-complex="OpenSymbol1"/>
    </style:style>
    <style:style style:name="T83" style:family="text">
      <style:text-properties style:text-position="0% 100%" officeooo:rsid="003f2004" fo:background-color="transparent" loext:char-shading-value="0" style:font-name-asian="OpenSymbol1" style:font-name-complex="OpenSymbol1"/>
    </style:style>
    <style:style style:name="T84" style:family="text">
      <style:text-properties style:text-position="0% 100%" officeooo:rsid="005b39b8" fo:background-color="transparent" loext:char-shading-value="0" style:font-name-asian="OpenSymbol1" style:font-name-complex="OpenSymbol1"/>
    </style:style>
    <style:style style:name="T85" style:family="text">
      <style:text-properties fo:letter-spacing="-0.007cm"/>
    </style:style>
    <style:style style:name="T86" style:family="text">
      <style:text-properties officeooo:rsid="005541d5"/>
    </style:style>
    <style:style style:name="T87" style:family="text">
      <style:text-properties officeooo:rsid="0056d095"/>
    </style:style>
    <style:style style:name="T88" style:family="text">
      <style:text-properties fo:font-style="normal" fo:font-weight="normal" officeooo:rsid="003f2004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tyle="normal"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90" style:family="text">
      <style:text-properties fo:font-style="normal" fo:font-weight="normal" officeooo:rsid="0057af07" style:font-style-asian="normal" style:font-weight-asian="normal" style:font-size-complex="10pt" style:font-style-complex="normal" style:font-weight-complex="normal" style:text-scale="100%"/>
    </style:style>
    <style:style style:name="T91" style:family="text">
      <style:text-properties fo:font-style="normal" fo:font-weight="normal" officeooo:rsid="003f2004" style:font-style-asian="italic" style:font-weight-asian="normal" style:font-size-complex="12pt" style:font-style-complex="italic" style:font-weight-complex="normal"/>
    </style:style>
    <style:style style:name="T92" style:family="text">
      <style:text-properties officeooo:rsid="003f2004" style:font-size-complex="3pt"/>
    </style:style>
    <style:style style:name="T93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9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-sep style:width="0.009cm" style:color="#b2b2b2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draw:g text:anchor-type="paragraph" draw:z-index="7" draw:name="Forme5" draw:style-name="gr1"><draw:custom-shape draw:style-name="gr2" draw:text-style-name="P48" svg:width="3.964cm" svg:height="0.641cm" draw:transform="skewX (0.00279252680319092) rotate (0.0872664625997165) translate (-0.370416666666667cm -0.0934861111111111cm)"><text:p text:style-name="P47"><text:span text:style-name="T9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2.926cm"><text:section text:style-name="Sect1" text:name="Section6"><text:p text:style-name="P24"><text:span text:style-name="Bold_5f_niv1"><text:span text:style-name="T36">Calcule : <text:s text:c="2"/>C</text:span></text:span><text:span text:style-name="Bold_5f_niv1"><text:span text:style-name="T37"> </text:span></text:span><text:span text:style-name="Bold_5f_niv1"><text:span text:style-name="T42"></text:span></text:span><text:span text:style-name="Bold_5f_niv1"><text:span text:style-name="T38"> </text:span></text:span><text:span text:style-name="Bold_5f_niv1"><text:span text:style-name="T36">(</text:span></text:span><text:span text:style-name="Bold_5f_niv1"><text:span text:style-name="T26">─</text:span></text:span><text:span text:style-name="Bold_5f_niv1"><text:span text:style-name="T36">2) </text:span></text:span><text:span text:style-name="Bold_5f_niv1"><text:span text:style-name="T37">─ </text:span></text:span><text:span text:style-name="Bold_5f_niv1"><text:span text:style-name="T36">(</text:span></text:span><text:span text:style-name="Bold_5f_niv1"><text:span text:style-name="T26">─</text:span></text:span><text:span text:style-name="Bold_5f_niv1"><text:span text:style-name="T36">3).</text:span></text:span></text:p><text:p text:style-name="P26"><text:span text:style-name="Bold_5f_niv1"><text:span text:style-name="T54">Co</text:span></text:span><text:span text:style-name="Bold_5f_niv1"><text:span text:style-name="T53">rrection<text:line-break/></text:span></text:span><text:span text:style-name="Bold_5f_niv1"><text:span text:style-name="T39">On transforme la soustraction en addition : soustraire c’est ajouter l’</text:span></text:span><text:span text:style-name="Bold_5f_niv1"><text:span text:style-name="T51">opposé</text:span></text:span><text:span text:style-name="Bold_5f_niv1"><text:span text:style-name="T11"> :</text:span></text:span><text:span text:style-name="Bold_5f_niv1"><text:span text:style-name="T12"> </text:span></text:span><text:span text:style-name="Bold_5f_niv1"><text:span text:style-name="T37">─</text:span></text:span><text:span text:style-name="Bold_5f_niv1"><text:span text:style-name="T39">(</text:span></text:span><text:span text:style-name="Bold_5f_niv1"><text:span text:style-name="T26">─</text:span></text:span><text:span text:style-name="Bold_5f_niv1"><text:span text:style-name="T39">3) devient </text:span></text:span><text:span text:style-name="Bold_5f_niv1"><text:span text:style-name="T43"></text:span></text:span><text:span text:style-name="Bold_5f_niv1"><text:span text:style-name="T39">(</text:span></text:span><text:span text:style-name="Bold_5f_niv1"><text:span text:style-name="T43"></text:span></text:span><text:span text:style-name="Bold_5f_niv1"><text:span text:style-name="T39">3).</text:span></text:span></text:p><text:p text:style-name="P25"><text:span text:style-name="Bold_5f_niv1"><text:span text:style-name="T39">C </text:span></text:span><text:span text:style-name="Bold_5f_niv1"><text:span text:style-name="T43"></text:span></text:span><text:span text:style-name="Bold_5f_niv1"><text:span text:style-name="T39"> (</text:span></text:span><text:span text:style-name="Bold_5f_niv1"><text:span text:style-name="T26">─</text:span></text:span><text:span text:style-name="Bold_5f_niv1"><text:span text:style-name="T39">2) </text:span></text:span><text:span text:style-name="Bold_5f_niv1"><text:span text:style-name="T52"></text:span></text:span><text:span text:style-name="Bold_5f_niv1"><text:span text:style-name="T40"> </text:span></text:span><text:span text:style-name="Bold_5f_niv1"><text:span text:style-name="T39">(</text:span></text:span><text:span text:style-name="Bold_5f_niv1"><text:span text:style-name="T43"></text:span></text:span><text:span text:style-name="Bold_5f_niv1"><text:span text:style-name="T39">3)</text:span></text:span></text:p><text:p text:style-name="P27"><text:span text:style-name="_5f_BVS"><text:span text:style-name="T55">On effectue l’addition :</text:span></text:span><text:span text:style-name="_5f_BVS"><text:span text:style-name="T64"> </text:span></text:span><text:span text:style-name="Bold_5f_niv1"><text:span text:style-name="T13">C</text:span></text:span><text:span text:style-name="Bold_5f_niv1"><text:span text:style-name="T41"> </text:span></text:span><text:span text:style-name="Bold_5f_niv1"><text:span text:style-name="T23"></text:span></text:span><text:span text:style-name="Bold_5f_niv1"><text:span text:style-name="T41"> </text:span></text:span><text:span text:style-name="Bold_5f_niv1"><text:span text:style-name="T23"></text:span></text:span><text:span text:style-name="Bold_5f_niv1"><text:span text:style-name="T13">1</text:span></text:span><text:span text:style-name="Bold_5f_niv1"><text:span text:style-name="T41">.</text:span></text:span></text:p></text:section></draw:text-box></draw:frame></text:h>
      <text:list xml:id="list2249160098" text:style-name="Num_5f_Exo">
        <text:list-item>
          <text:h text:style-name="P37" text:outline-level="1"> Dans chaque cas, transforme la soustraction en addition.</text:h>
        </text:list-item>
      </text:list>
      <text:section text:style-name="Sect2" text:name="Section32">
        <text:p text:style-name="P29"><text:span text:style-name="_5f_BVS">A<text:tab/></text:span><text:span text:style-name="_5f_Symbole"><text:span text:style-name="T68">=</text:span></text:span><text:span text:style-name="_5f_BVS"><text:span text:style-name="T70"> </text:span></text:span><text:span text:style-name="_5f_BVS">(</text:span><text:span text:style-name="_5f_BVS"><text:span text:style-name="T57"></text:span></text:span><text:span text:style-name="_5f_BVS">10) </text:span><text:span text:style-name="Bold_5f_niv1"><text:span text:style-name="T28">─</text:span></text:span><text:span text:style-name="_5f_BVS"> (</text:span><text:span text:style-name="Bold_5f_niv1"><text:span text:style-name="T28">─</text:span></text:span><text:span text:style-name="_5f_BVS">12)</text:span></text:p>
        <text:p text:style-name="P33"><text:span text:style-name="_5f_Caractères_5f_correction"><text:span text:style-name="T56">A<text:tab/></text:span></text:span><text:span text:style-name="_5f_Caractères_5f_correction"><text:span text:style-name="T71">=</text:span></text:span><text:span text:style-name="_5f_Caractères_5f_correction"> (</text:span><text:span text:style-name="_5f_Caractères_5f_correction"><text:span text:style-name="T56">+</text:span></text:span><text:span text:style-name="_5f_Caractères_5f_correction">10) </text:span><text:span text:style-name="_5f_Caractères_5f_correction"><text:span text:style-name="T86">+</text:span></text:span><text:span text:style-name="_5f_Caractères_5f_correction"> (</text:span><text:span text:style-name="_5f_Caractères_5f_correction"><text:span text:style-name="T56">+</text:span></text:span><text:span text:style-name="_5f_Caractères_5f_correction">12)</text:span></text:p>
        <text:p text:style-name="P30"><text:span text:style-name="_5f_BVS">B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21) </text:span><text:span text:style-name="_5f_BVS"><text:span text:style-name="T57">─</text:span></text:span><text:span text:style-name="_5f_BVS"> (</text:span><text:span text:style-name="_5f_BVS"><text:span text:style-name="T57"></text:span></text:span><text:span text:style-name="_5f_BVS">13)</text:span></text:p>
        <text:p text:style-name="P35"><text:span text:style-name="_5f_Caractères_5f_correction"><text:span text:style-name="T56">B<text:tab/></text:span></text:span><text:span text:style-name="_5f_Caractères_5f_correction"><text:span text:style-name="T72">=</text:span></text:span><text:span text:style-name="_5f_Caractères_5f_correction"><text:span text:style-name="T56"> (─21) + (─13)</text:span></text:span></text:p>
        <text:p text:style-name="P30"><text:span text:style-name="_5f_BVS">C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9) </text:span><text:span text:style-name="_5f_BVS"><text:span text:style-name="T57">─</text:span></text:span><text:span text:style-name="_5f_BVS"> (</text:span><text:span text:style-name="_5f_BVS"><text:span text:style-name="T57"></text:span></text:span><text:span text:style-name="_5f_BVS">14)</text:span></text:p>
        <text:p text:style-name="P35"><text:span text:style-name="_5f_Caractères_5f_correction"><text:span text:style-name="T56">C<text:tab/></text:span></text:span><text:span text:style-name="_5f_Caractères_5f_correction"><text:span text:style-name="T72">=</text:span></text:span><text:span text:style-name="_5f_Caractères_5f_correction"><text:span text:style-name="T56"> (─9) + (─</text:span></text:span><text:span text:style-name="_5f_Caractères_5f_correction"><text:span text:style-name="T87">1</text:span></text:span><text:span text:style-name="_5f_Caractères_5f_correction"><text:span text:style-name="T56">4)</text:span></text:span></text:p>
        <text:p text:style-name="P30"><text:span text:style-name="_5f_BVS">D<text:tab/></text:span><text:span text:style-name="_5f_Symbole"><text:span text:style-name="T68">=</text:span></text:span><text:span text:style-name="_5f_BVS"> (</text:span><text:span text:style-name="_5f_BVS"><text:span text:style-name="T57"></text:span></text:span><text:span text:style-name="_5f_BVS">12,4) </text:span><text:span text:style-name="_5f_BVS"><text:span text:style-name="T57">─</text:span></text:span><text:span text:style-name="_5f_BVS"> (</text:span><text:span text:style-name="_5f_BVS"><text:span text:style-name="T57">─</text:span></text:span><text:span text:style-name="_5f_BVS">9,7)</text:span></text:p>
        <text:p text:style-name="P31"><text:span text:style-name="_5f_Caractères_5f_correction"><text:span text:style-name="T56">D<text:tab/></text:span></text:span><text:span text:style-name="_5f_Caractères_5f_correction"><text:span text:style-name="T72">=</text:span></text:span><text:span text:style-name="_5f_Caractères_5f_correction"><text:span text:style-name="T56"> (+12,4) + (+9,7)</text:span></text:span></text:p>
        <text:p text:style-name="P30"><text:span text:style-name="_5f_BVS">E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65) </text:span><text:span text:style-name="_5f_BVS"><text:span text:style-name="T57">─</text:span></text:span><text:span text:style-name="_5f_BVS"> (</text:span><text:span text:style-name="_5f_BVS"><text:span text:style-name="T57">─</text:span></text:span><text:span text:style-name="_5f_BVS">78)</text:span></text:p>
        <text:p text:style-name="P35"><text:span text:style-name="_5f_Caractères_5f_correction"><text:span text:style-name="T56">E<text:tab/></text:span></text:span><text:span text:style-name="_5f_Caractères_5f_correction"><text:span text:style-name="T72">=</text:span></text:span><text:span text:style-name="_5f_Caractères_5f_correction"><text:span text:style-name="T56"> (─65) + (+78)</text:span></text:span></text:p>
        <text:p text:style-name="P30"><text:span text:style-name="_5f_BVS">F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17,2) </text:span><text:span text:style-name="_5f_BVS"><text:span text:style-name="T57">─</text:span></text:span><text:span text:style-name="_5f_BVS"> (</text:span><text:span text:style-name="_5f_BVS"><text:span text:style-name="T57"></text:span></text:span><text:span text:style-name="_5f_BVS">5,5)</text:span></text:p>
        <text:p text:style-name="P35"><text:span text:style-name="_5f_Caractères_5f_correction"><text:span text:style-name="T56">F<text:tab/></text:span></text:span><text:span text:style-name="_5f_Caractères_5f_correction"><text:span text:style-name="T72">=</text:span></text:span><text:span text:style-name="_5f_Caractères_5f_correction"><text:span text:style-name="T73"> (─17,2) + (─5,5)</text:span></text:span></text:p>
        <text:p text:style-name="P30"><text:span text:style-name="_5f_BVS">G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1,1) </text:span><text:span text:style-name="_5f_BVS"><text:span text:style-name="T57">─</text:span></text:span><text:span text:style-name="_5f_BVS"> (</text:span><text:span text:style-name="_5f_BVS"><text:span text:style-name="T57"></text:span></text:span><text:span text:style-name="_5f_BVS">0,2)</text:span></text:p>
        <text:p text:style-name="P35"><text:span text:style-name="_5f_Caractères_5f_correction"><text:span text:style-name="T56">G<text:tab/></text:span></text:span><text:span text:style-name="_5f_Caractères_5f_correction"><text:span text:style-name="T72">=</text:span></text:span><text:span text:style-name="_5f_Caractères_5f_correction"><text:span text:style-name="T73"> (−1,1) + (─0,2)</text:span></text:span></text:p>
        <text:p text:style-name="P30"><text:span text:style-name="_5f_BVS">H<text:tab/></text:span><text:span text:style-name="_5f_Symbole"><text:span text:style-name="T68">=</text:span></text:span><text:span text:style-name="_5f_BVS"> (</text:span><text:span text:style-name="_5f_BVS"><text:span text:style-name="T57"></text:span></text:span><text:span text:style-name="_5f_BVS">8,4) </text:span><text:span text:style-name="_5f_BVS"><text:span text:style-name="T57">─</text:span></text:span><text:span text:style-name="_5f_BVS"> (</text:span><text:span text:style-name="_5f_BVS"><text:span text:style-name="T57">─</text:span></text:span><text:span text:style-name="_5f_BVS">3,9)</text:span></text:p>
        <text:p text:style-name="P30"><text:span text:style-name="_5f_BVS"><text:span text:style-name="T62">H<text:tab/></text:span></text:span><text:span text:style-name="_5f_Symbole"><text:span text:style-name="T68">=</text:span></text:span><text:span text:style-name="_5f_BVS"><text:span text:style-name="T30"> </text:span></text:span><text:span text:style-name="_5f_Caractères_5f_correction"><text:span text:style-name="T73">(+8,4) + (+3,9)</text:span></text:span></text:p>
        <text:p text:style-name="P30"><text:span text:style-name="_5f_BVS">I<text:tab/></text:span><text:span text:style-name="_5f_Symbole"><text:span text:style-name="T68">=</text:span></text:span><text:span text:style-name="_5f_BVS"> (</text:span><text:span text:style-name="_5f_BVS"><text:span text:style-name="T57"></text:span></text:span><text:span text:style-name="_5f_BVS">3) </text:span><text:span text:style-name="_5f_BVS"><text:span text:style-name="T57">─</text:span></text:span><text:span text:style-name="_5f_BVS"> (</text:span><text:span text:style-name="_5f_BVS"><text:span text:style-name="T57"></text:span></text:span><text:span text:style-name="_5f_BVS">3,5)</text:span></text:p>
        <text:p text:style-name="P35"><text:span text:style-name="_5f_BVS"><text:span text:style-name="T62">I<text:tab/></text:span></text:span><text:span text:style-name="_5f_Symbole"><text:span text:style-name="T68">=</text:span></text:span><text:span text:style-name="_5f_BVS"><text:span text:style-name="T30"> </text:span></text:span><text:span text:style-name="_5f_Caractères_5f_correction"><text:span text:style-name="T73">(+3) </text:span></text:span><text:span text:style-name="_5f_Caractères_5f_correction"><text:span text:style-name="T74">+</text:span></text:span><text:span text:style-name="_5f_Caractères_5f_correction"><text:span text:style-name="T73"> (─3,5)</text:span></text:span></text:p>
        <text:p text:style-name="P30"><text:span text:style-name="_5f_BVS">J<text:tab/></text:span><text:span text:style-name="_5f_Symbole"><text:span text:style-name="T68">=</text:span></text:span><text:span text:style-name="_5f_BVS"> (</text:span><text:span text:style-name="_5f_BVS"><text:span text:style-name="T57">─</text:span></text:span><text:span text:style-name="_5f_BVS">0,1) </text:span><text:span text:style-name="_5f_BVS"><text:span text:style-name="T57">─</text:span></text:span><text:span text:style-name="_5f_BVS"> (</text:span><text:span text:style-name="_5f_BVS"><text:span text:style-name="T57">─</text:span></text:span><text:span text:style-name="_5f_BVS">0,1)</text:span></text:p>
        <text:p text:style-name="P35"><text:span text:style-name="_5f_BVS"><text:span text:style-name="T62">J<text:tab/></text:span></text:span><text:span text:style-name="_5f_Symbole"><text:span text:style-name="T68">=</text:span></text:span><text:span text:style-name="_5f_BVS"><text:span text:style-name="T30"> </text:span></text:span><text:span text:style-name="_5f_Caractères_5f_correction"><text:span text:style-name="T73">(─0,1) + (+0,1)</text:span></text:span></text:p>
      </text:section>
      <text:list xml:id="list213131397191075" text:continue-numbering="true" text:style-name="Num_5f_Exo">
        <text:list-item>
          <text:h text:style-name="P38" text:outline-level="1"> Pour chaque cas, transforme la soustraction en addition puis effectue le calcul.</text:h>
        </text:list-item>
      </text:list>
      <text:section text:style-name="Sect2" text:name="Section33">
        <text:p text:style-name="P28">A<text:tab/><text:span text:style-name="_5f_Symbole"><text:span text:style-name="T68">=</text:span></text:span> (<text:span text:style-name="T46">─</text:span>12) <text:span text:style-name="T48">─</text:span><text:span text:style-name="T57"> </text:span>(<text:span text:style-name="T46"></text:span>15)</text:p>
        <text:p text:style-name="P30"><text:span text:style-name="_5f_Caractères_5f_correction"><text:span text:style-name="T56">A<text:tab/></text:span></text:span><text:span text:style-name="_5f_Caractères_5f_correction"><text:span text:style-name="T72">=</text:span></text:span><text:span text:style-name="_5f_Caractères_5f_correction"><text:span text:style-name="T56"> (─12) + (−15)</text:span></text:span></text:p>
        <text:p text:style-name="P31"><text:span text:style-name="_5f_Caractères_5f_correction"><text:span text:style-name="T56">A<text:tab/></text:span></text:span><text:span text:style-name="_5f_Caractères_5f_correction"><text:span text:style-name="T72">=</text:span></text:span><text:span text:style-name="_5f_Caractères_5f_correction"><text:span text:style-name="T56"> − 27</text:span></text:span></text:p>
        <text:p text:style-name="P30"><text:span text:style-name="T14">B<text:tab/></text:span><text:span text:style-name="_5f_Symbole"><text:span text:style-name="T69">=</text:span></text:span><text:span text:style-name="T14"> (</text:span><text:span text:style-name="T24"></text:span><text:span text:style-name="T17">12</text:span><text:span text:style-name="T14">) </text:span><text:span text:style-name="T9">─</text:span><text:span text:style-name="T20"> </text:span><text:span text:style-name="T14">(</text:span><text:span text:style-name="T24">─</text:span><text:span text:style-name="T17">15</text:span><text:span text:style-name="T14">)</text:span></text:p>
        <text:p text:style-name="P33"><text:span text:style-name="_5f_Caractères_5f_correction"><text:span text:style-name="T88">B<text:tab/></text:span></text:span><text:span text:style-name="_5f_Caractères_5f_correction"><text:span text:style-name="T77">=</text:span></text:span><text:span text:style-name="_5f_Caractères_5f_correction"><text:span text:style-name="T88"> (+12) + (+15)</text:span></text:span></text:p>
        <text:p text:style-name="P30"><text:span text:style-name="_5f_Caractères_5f_correction"><text:span text:style-name="T56">B<text:tab/></text:span></text:span><text:span text:style-name="_5f_Caractères_5f_correction"><text:span text:style-name="T72">=</text:span></text:span><text:span text:style-name="_5f_Caractères_5f_correction"><text:span text:style-name="T56"> + 27</text:span></text:span></text:p>
        <text:p text:style-name="P30"><text:span text:style-name="T14">C<text:tab/></text:span><text:span text:style-name="_5f_Symbole"><text:span text:style-name="T69">=</text:span></text:span><text:span text:style-name="T14"> (</text:span><text:span text:style-name="T24"></text:span><text:span text:style-name="T14">32) </text:span><text:span text:style-name="T9">─</text:span><text:span text:style-name="T20"> </text:span><text:span text:style-name="T14">(</text:span><text:span text:style-name="T24"></text:span><text:span text:style-name="T14">27)</text:span></text:p>
        <text:p text:style-name="P33"><text:span text:style-name="_5f_Caractères_5f_correction"><text:span text:style-name="T56">C<text:tab/></text:span></text:span><text:span text:style-name="_5f_Caractères_5f_correction"><text:span text:style-name="T72">=</text:span></text:span><text:span text:style-name="_5f_Caractères_5f_correction"><text:span text:style-name="T56"> (+32) + (−27)</text:span></text:span></text:p>
        <text:p text:style-name="P31"><text:span text:style-name="_5f_Caractères_5f_correction"><text:span text:style-name="T56">C<text:tab/></text:span></text:span><text:span text:style-name="_5f_Caractères_5f_correction"><text:span text:style-name="T72">=</text:span></text:span><text:span text:style-name="_5f_Caractères_5f_correction"><text:span text:style-name="T56"> + 5</text:span></text:span></text:p>
        <text:p text:style-name="P30"><text:span text:style-name="T17">D</text:span><text:span text:style-name="T14"><text:tab/></text:span><text:span text:style-name="_5f_Symbole"><text:span text:style-name="T69">=</text:span></text:span><text:span text:style-name="T14"> (</text:span><text:span text:style-name="T24">─</text:span><text:span text:style-name="T14">45) </text:span><text:span text:style-name="T9">─</text:span><text:span text:style-name="T20"> </text:span><text:span text:style-name="T14">(</text:span><text:span text:style-name="T24">─</text:span><text:span text:style-name="T14">41)</text:span></text:p>
        <text:p text:style-name="P30"><text:span text:style-name="_5f_Caractères_5f_correction"><text:span text:style-name="T88">D<text:tab/></text:span></text:span><text:span text:style-name="_5f_Caractères_5f_correction"><text:span text:style-name="T77">=</text:span></text:span><text:span text:style-name="_5f_Caractères_5f_correction"><text:span text:style-name="T88"> (─45) + (+41)</text:span></text:span></text:p>
        <text:p text:style-name="P31"><text:span text:style-name="_5f_Caractères_5f_correction"><text:span text:style-name="T88">D<text:tab/></text:span></text:span><text:span text:style-name="_5f_Caractères_5f_correction"><text:span text:style-name="T77">=</text:span></text:span><text:span text:style-name="_5f_Caractères_5f_correction"><text:span text:style-name="T88"> − 4</text:span></text:span></text:p>
        <text:p text:style-name="P32"><text:span text:style-name="T17">E</text:span><text:span text:style-name="T14"><text:tab/></text:span><text:span text:style-name="_5f_Symbole"><text:span text:style-name="T69">=</text:span></text:span><text:span text:style-name="T14"> (</text:span><text:span text:style-name="T24"></text:span><text:span text:style-name="T14">37) </text:span><text:span text:style-name="T9">─</text:span><text:span text:style-name="T20"> </text:span><text:span text:style-name="T14">(</text:span><text:span text:style-name="T24">─</text:span><text:span text:style-name="T19">52</text:span><text:span text:style-name="T14">)</text:span></text:p>
        <text:p text:style-name="P33"><text:span text:style-name="_5f_Caractères_5f_correction"><text:span text:style-name="T88">E<text:tab/></text:span></text:span><text:span text:style-name="_5f_Caractères_5f_correction"><text:span text:style-name="T77">=</text:span></text:span><text:span text:style-name="_5f_Caractères_5f_correction"><text:span text:style-name="T88"> (+37) + (+52)</text:span></text:span></text:p>
        <text:p text:style-name="P30"><text:span text:style-name="_5f_Caractères_5f_correction"><text:span text:style-name="T88">E<text:tab/></text:span></text:span><text:span text:style-name="_5f_Caractères_5f_correction"><text:span text:style-name="T77">=</text:span></text:span><text:span text:style-name="_5f_Caractères_5f_correction"><text:span text:style-name="T88"> + 89</text:span></text:span></text:p>
        <text:p text:style-name="P30"><text:span text:style-name="T17">F</text:span><text:span text:style-name="T14"><text:tab/></text:span><text:span text:style-name="_5f_Symbole"><text:span text:style-name="T69">=</text:span></text:span><text:span text:style-name="T14"> (</text:span><text:span text:style-name="T24">─</text:span><text:span text:style-name="T14">26) </text:span><text:span text:style-name="T9">─</text:span><text:span text:style-name="T20"> </text:span><text:span text:style-name="T14">(</text:span><text:span text:style-name="T24"></text:span><text:span text:style-name="T14">27)</text:span></text:p>
        <text:p text:style-name="P30"><text:span text:style-name="_5f_Caractères_5f_correction"><text:span text:style-name="T88">F<text:tab/></text:span></text:span><text:span text:style-name="_5f_Caractères_5f_correction"><text:span text:style-name="T77">=</text:span></text:span><text:span text:style-name="_5f_Caractères_5f_correction"><text:span text:style-name="T88"> (−26) + (−27)</text:span></text:span></text:p>
        <text:p text:style-name="P30"><text:span text:style-name="_5f_Caractères_5f_correction"><text:span text:style-name="T88">F<text:tab/></text:span></text:span><text:span text:style-name="_5f_Caractères_5f_correction"><text:span text:style-name="T77">=</text:span></text:span><text:span text:style-name="_5f_Caractères_5f_correction"><text:span text:style-name="T88"> − 53</text:span></text:span></text:p>
        <text:p text:style-name="P31"><text:span text:style-name="T18">G<text:tab/></text:span><text:span text:style-name="_5f_Symbole"><text:span text:style-name="T69">=</text:span></text:span><text:span text:style-name="T14"> (</text:span><text:span text:style-name="T24">─</text:span><text:span text:style-name="T14">14) </text:span><text:span text:style-name="T9">─</text:span><text:span text:style-name="T20"> </text:span><text:span text:style-name="T14">(</text:span><text:span text:style-name="T24">─</text:span><text:span text:style-name="T14">23)</text:span></text:p>
        <text:p text:style-name="P31"><text:span text:style-name="_5f_Caractères_5f_correction"><text:span text:style-name="T88">G<text:tab/></text:span></text:span><text:span text:style-name="_5f_Caractères_5f_correction"><text:span text:style-name="T77">=</text:span></text:span><text:span text:style-name="_5f_Caractères_5f_correction"><text:span text:style-name="T88"> (−14) + (+23)</text:span></text:span></text:p>
        <text:p text:style-name="P31"><text:span text:style-name="_5f_Caractères_5f_correction"><text:span text:style-name="T91">G</text:span></text:span><text:span text:style-name="_5f_Caractères_5f_correction"><text:span text:style-name="T65"><text:tab/></text:span></text:span><text:span text:style-name="_5f_Caractères_5f_correction"><text:span text:style-name="T77">=</text:span></text:span><text:span text:style-name="_5f_Caractères_5f_correction"><text:span text:style-name="T88"> + 9</text:span></text:span></text:p>
        <text:p text:style-name="P30"><text:span text:style-name="T32">H</text:span><text:tab/><text:span text:style-name="_5f_Symbole"><text:span text:style-name="T68">=</text:span></text:span> <text:span text:style-name="T67">(</text:span><text:span text:style-name="T46"></text:span>37) <text:span text:style-name="T48">─</text:span><text:span text:style-name="T57"> </text:span>(<text:span text:style-name="T46"></text:span>57)</text:p>
        <text:p text:style-name="P30"><text:span text:style-name="_5f_Caractères_5f_correction"><text:span text:style-name="T56">H<text:tab/></text:span></text:span><text:span text:style-name="_5f_Caractères_5f_correction"><text:span text:style-name="T72">=</text:span></text:span><text:span text:style-name="_5f_Caractères_5f_correction"><text:span text:style-name="T56"> (+37) + (−57)</text:span></text:span></text:p>
        <text:p text:style-name="P30"><text:span text:style-name="_5f_Caractères_5f_correction"><text:span text:style-name="T88">H<text:tab/></text:span></text:span><text:span text:style-name="_5f_Caractères_5f_correction"><text:span text:style-name="T77">=</text:span></text:span><text:span text:style-name="_5f_Caractères_5f_correction"><text:span text:style-name="T88"> − 20</text:span></text:span></text:p>
      </text:section>
      <text:list xml:id="list213132745454717" text:continue-numbering="true" text:style-name="Num_5f_Exo">
        <text:list-item>
          <text:h text:style-name="P39" text:outline-level="1">  <text:span text:style-name="T5">Effectue les calculs avec une calculatrice.</text:span></text:h>
        </text:list-item>
      </text:list>
      <text:p text:style-name="P34">A<text:span text:style-name="T14"><text:tab/></text:span><text:span text:style-name="_5f_Symbole"><text:span text:style-name="T68">=</text:span></text:span> 5,26 <text:span text:style-name="Bold_5f_niv1"><text:span text:style-name="T27">─</text:span></text:span> (<text:span text:style-name="Bold_5f_niv1"><text:span text:style-name="T27">─</text:span></text:span>4,78) <text:span text:style-name="Bold_5f_niv1"><text:span text:style-name="T27">─</text:span></text:span> (<text:span text:style-name="_5f_BVS"><text:span text:style-name="T66"></text:span></text:span>7,49)</text:p>
      <text:p text:style-name="P34"><text:span text:style-name="_5f_Caractères_5f_correction"><text:span text:style-name="T56">A<text:tab/></text:span></text:span><text:span text:style-name="_5f_Caractères_5f_correction"><text:span text:style-name="T72">=</text:span></text:span><text:span text:style-name="_5f_Caractères_5f_correction"><text:span text:style-name="T56"> 2,55</text:span></text:span></text:p>
      <text:p text:style-name="P34">B<text:span text:style-name="T14"><text:tab/></text:span><text:span text:style-name="_5f_Symbole"><text:span text:style-name="T68">=</text:span></text:span> <text:span text:style-name="Bold_5f_niv1"><text:span text:style-name="T27">─</text:span></text:span>10,78 <text:span text:style-name="_5f_BVS"><text:span text:style-name="T66"></text:span></text:span> (<text:span text:style-name="Bold_5f_niv1"><text:span text:style-name="T27">─</text:span></text:span>4,7) <text:span text:style-name="Bold_5f_niv1"><text:span text:style-name="T27">─</text:span></text:span> (<text:span text:style-name="Bold_5f_niv1"><text:span text:style-name="T27">─</text:span></text:span>13,21)</text:p>
      <text:p text:style-name="P36"><text:span text:style-name="_5f_Caractères_5f_correction"><text:span text:style-name="T56">B<text:tab/></text:span></text:span><text:span text:style-name="_5f_Caractères_5f_correction"><text:span text:style-name="T72">=</text:span></text:span><text:span text:style-name="_5f_Caractères_5f_correction"><text:span text:style-name="T56"> ─2,27</text:span></text:span></text:p>
      <text:p text:style-name="P34">C<text:span text:style-name="T14"><text:tab/></text:span><text:span text:style-name="_5f_Symbole"><text:span text:style-name="T68">=</text:span></text:span> (<text:span text:style-name="Bold_5f_niv1"><text:span text:style-name="T27">─</text:span></text:span>12,4) <text:span text:style-name="Bold_5f_niv1"><text:span text:style-name="T27">─</text:span></text:span> [(<text:span text:style-name="Bold_5f_niv1"><text:span text:style-name="T27">─</text:span></text:span>7,14) <text:span text:style-name="Bold_5f_niv1"><text:span text:style-name="T27">─</text:span></text:span> (<text:span text:style-name="_5f_BVS"><text:span text:style-name="T66"></text:span></text:span>14,7)]</text:p>
      <text:p text:style-name="P34"><text:span text:style-name="T63">C</text:span><text:tab/><text:span text:style-name="_5f_Symbole"><text:span text:style-name="T68">=</text:span></text:span><text:span text:style-name="_5f_Caractères_5f_correction"><text:span text:style-name="T56"> 9,44</text:span></text:span></text:p>
      <text:p text:style-name="P34">D<text:span text:style-name="T14"><text:tab/></text:span><text:span text:style-name="_5f_Symbole"><text:span text:style-name="T68">=</text:span></text:span> [(<text:span text:style-name="Bold_5f_niv1"><text:span text:style-name="T27">─</text:span></text:span>12,4) <text:span text:style-name="Bold_5f_niv1"><text:span text:style-name="T27">─</text:span></text:span> (<text:span text:style-name="Bold_5f_niv1"><text:span text:style-name="T27">─</text:span></text:span>7,14)] <text:span text:style-name="Bold_5f_niv1"><text:span text:style-name="T27">─</text:span></text:span> (<text:span text:style-name="_5f_BVS"><text:span text:style-name="T66"></text:span></text:span>14,7)</text:p>
      <text:p text:style-name="P36"><text:span text:style-name="_5f_Caractères_5f_correction"><text:span text:style-name="T56">D<text:tab/></text:span></text:span><text:span text:style-name="_5f_Caractères_5f_correction"><text:span text:style-name="T72">=</text:span></text:span><text:span text:style-name="_5f_Caractères_5f_correction"><text:span text:style-name="T56"> ─19,96</text:span></text:span></text:p>
      <text:list xml:id="list213131950460179" text:continue-numbering="true" text:style-name="Num_5f_Exo">
        <text:list-item>
          <text:h text:style-name="P41" text:outline-level="1"> Pour chaque cas, transforme la soustraction en addition puis effectue le calcul.</text:h>
        </text:list-item>
      </text:list>
      <text:section text:style-name="Sect2" text:name="Section4">
        <text:p text:style-name="P34">A<text:tab/><text:span text:style-name="_5f_Symbole"><text:span text:style-name="T68">=</text:span></text:span> (<text:span text:style-name="T46">─</text:span>2<text:span text:style-name="T60">1</text:span>) <text:span text:style-name="T48">─</text:span><text:span text:style-name="T57"> </text:span>(<text:span text:style-name="T46"></text:span><text:span text:style-name="T58">2</text:span>5)</text:p>
        <text:p text:style-name="P36"><text:span text:style-name="_5f_Caractères_5f_correction"><text:span text:style-name="T56">A<text:tab/></text:span></text:span><text:span text:style-name="_5f_Caractères_5f_correction"><text:span text:style-name="T72">=</text:span></text:span><text:span text:style-name="_5f_Caractères_5f_correction"><text:span text:style-name="T56"> (─21) + (─25)</text:span></text:span></text:p>
        <text:p text:style-name="P36"><text:span text:style-name="_5f_Caractères_5f_correction"><text:span text:style-name="T56">A<text:tab/></text:span></text:span><text:span text:style-name="_5f_Caractères_5f_correction"><text:span text:style-name="T72">=</text:span></text:span><text:span text:style-name="_5f_Caractères_5f_correction"><text:span text:style-name="T56"> ─46</text:span></text:span></text:p>
        <text:p text:style-name="P34">B<text:tab/><text:span text:style-name="_5f_Symbole"><text:span text:style-name="T68">=</text:span></text:span> (<text:span text:style-name="T46">─</text:span>5<text:span text:style-name="T60">2</text:span>) <text:span text:style-name="T48">─</text:span><text:span text:style-name="T57"> </text:span>(<text:span text:style-name="T46">─</text:span><text:span text:style-name="T61">14</text:span>)</text:p>
        <text:p text:style-name="P36"><text:span text:style-name="_5f_Caractères_5f_correction"><text:span text:style-name="T56">B<text:tab/></text:span></text:span><text:span text:style-name="_5f_Caractères_5f_correction"><text:span text:style-name="T72">=</text:span></text:span><text:span text:style-name="_5f_Caractères_5f_correction"><text:span text:style-name="T56"> (─52) + (+14)</text:span></text:span></text:p>
        <text:p text:style-name="P36"><text:span text:style-name="_5f_Caractères_5f_correction"><text:span text:style-name="T56">B<text:tab/></text:span></text:span><text:span text:style-name="_5f_Caractères_5f_correction"><text:span text:style-name="T72">=</text:span></text:span><text:span text:style-name="_5f_Caractères_5f_correction"><text:span text:style-name="T56"> ─38</text:span></text:span></text:p>
        <text:p text:style-name="P34">C<text:tab/><text:span text:style-name="_5f_Symbole"><text:span text:style-name="T68">=</text:span></text:span> (<text:span text:style-name="T46"></text:span><text:span text:style-name="T59">42</text:span>) <text:span text:style-name="T48">─</text:span><text:span text:style-name="T57"> </text:span>(<text:span text:style-name="T46"></text:span><text:span text:style-name="T59">29</text:span>)</text:p>
        <text:p text:style-name="P36"><text:span text:style-name="_5f_Caractères_5f_correction"><text:span text:style-name="T56">C<text:tab/></text:span></text:span><text:span text:style-name="_5f_Caractères_5f_correction"><text:span text:style-name="T72">=</text:span></text:span><text:span text:style-name="_5f_Caractères_5f_correction"><text:span text:style-name="T56"> (+42) + (─29)</text:span></text:span></text:p>
        <text:p text:style-name="P34"><text:span text:style-name="_5f_Caractères_5f_correction"><text:span text:style-name="T56">C<text:tab/></text:span></text:span><text:span text:style-name="_5f_Caractères_5f_correction"><text:span text:style-name="T72">=</text:span></text:span><text:span text:style-name="_5f_Caractères_5f_correction"><text:span text:style-name="T56"> +13</text:span></text:span></text:p>
        <text:p text:style-name="P34">D<text:tab/><text:span text:style-name="_5f_Symbole"><text:span text:style-name="T68">=</text:span></text:span> (<text:span text:style-name="T46">─</text:span>2,<text:span text:style-name="T60">3</text:span>) <text:span text:style-name="T48">─</text:span><text:span text:style-name="T57"> </text:span>(<text:span text:style-name="T46"></text:span>2,<text:span text:style-name="T60">4</text:span>)</text:p>
        <text:p text:style-name="P36"><text:span text:style-name="_5f_Caractères_5f_correction"><text:span text:style-name="T56">D<text:tab/></text:span></text:span><text:span text:style-name="_5f_Caractères_5f_correction"><text:span text:style-name="T72">=</text:span></text:span><text:span text:style-name="_5f_Caractères_5f_correction"><text:span text:style-name="T56"> (─2,3) + (─2,4)</text:span></text:span></text:p>
        <text:p text:style-name="P36"><text:span text:style-name="_5f_Caractères_5f_correction"><text:span text:style-name="T56">D<text:tab/></text:span></text:span><text:span text:style-name="_5f_Caractères_5f_correction"><text:span text:style-name="T72">=</text:span></text:span><text:span text:style-name="_5f_Caractères_5f_correction"><text:span text:style-name="T56"> ─4,7</text:span></text:span></text:p>
        <text:p text:style-name="P34">E<text:tab/><text:span text:style-name="_5f_Symbole"><text:span text:style-name="T68">=</text:span></text:span> (<text:span text:style-name="T46">─</text:span>1,<text:span text:style-name="T60">8</text:span>) <text:span text:style-name="T48">─</text:span><text:span text:style-name="T57"> </text:span>(<text:span text:style-name="T46">─</text:span>2,<text:span text:style-name="T60">5</text:span>)</text:p>
        <text:p text:style-name="P36"><text:span text:style-name="_5f_Caractères_5f_correction"><text:span text:style-name="T56">E </text:span></text:span><text:span text:style-name="_5f_Caractères_5f_correction"><text:span text:style-name="T72">=</text:span></text:span><text:span text:style-name="_5f_Caractères_5f_correction"><text:span text:style-name="T56"> (─1,8) + (+2,5)</text:span></text:span></text:p>
        <text:p text:style-name="P34"><text:span text:style-name="_5f_Caractères_5f_correction"><text:span text:style-name="T56">E </text:span></text:span><text:span text:style-name="_5f_Caractères_5f_correction"><text:span text:style-name="T72">=</text:span></text:span><text:span text:style-name="_5f_Caractères_5f_correction"><text:span text:style-name="T56"> +0,7</text:span></text:span></text:p>
        <text:p text:style-name="P34">F<text:tab/><text:span text:style-name="_5f_Symbole"><text:span text:style-name="T68">=</text:span></text:span> (<text:span text:style-name="T46">─</text:span>3,<text:span text:style-name="T60">8</text:span>) <text:span text:style-name="T48">─</text:span><text:span text:style-name="T57"> </text:span>(<text:span text:style-name="T46"></text:span>5,<text:span text:style-name="T60">8</text:span>)</text:p>
        <text:p text:style-name="P36"><text:span text:style-name="_5f_Caractères_5f_correction"><text:span text:style-name="T56">F<text:tab/></text:span></text:span><text:span text:style-name="_5f_Caractères_5f_correction"><text:span text:style-name="T72">=</text:span></text:span><text:span text:style-name="_5f_Caractères_5f_correction"><text:span text:style-name="T56"> (─3,8) + (─5,8)</text:span></text:span></text:p>
        <text:p text:style-name="P36"><text:span text:style-name="_5f_Caractères_5f_correction"><text:span text:style-name="T56">F<text:tab/></text:span></text:span><text:span text:style-name="_5f_Caractères_5f_correction"><text:span text:style-name="T72">=</text:span></text:span><text:span text:style-name="_5f_Caractères_5f_correction"><text:span text:style-name="T56"> ─9,6</text:span></text:span></text:p>
      </text:section>
      <text:list xml:id="list213132736081742" text:continue-numbering="true" text:style-name="Num_5f_Exo">
        <text:list-item>
          <text:h text:style-name="P40" text:outline-level="1"> <text:span text:style-name="T85">Calcule mentalement les soustractions suivantes.</text:span></text:h>
        </text:list-item>
      </text:list>
      <text:section text:style-name="Sect2" text:name="Section34">
        <text:p text:style-name="P34"><text:span text:style-name="T33">A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─</text:span><text:span text:style-name="T33">4) </text:span><text:span text:style-name="T49">─</text:span><text:span text:style-name="T47"> </text:span><text:span text:style-name="T33">(</text:span><text:span text:style-name="T45">─</text:span><text:span text:style-name="T33">6)</text:span></text:p>
        <text:p text:style-name="P34"><text:span text:style-name="_5f_Caractères_5f_correction"><text:span text:style-name="T88">A<text:tab/></text:span></text:span><text:span text:style-name="_5f_Caractères_5f_correction"><text:span text:style-name="T77">=</text:span></text:span><text:span text:style-name="_5f_Caractères_5f_correction"><text:span text:style-name="T89"> +2</text:span></text:span></text:p>
        <text:p text:style-name="P34"><text:span text:style-name="T33">B<text:tab/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</text:span><text:span text:style-name="T33">1)</text:span><text:span text:style-name="T35"> </text:span><text:span text:style-name="T49">─</text:span><text:span text:style-name="T47"> </text:span><text:span text:style-name="T33">(</text:span><text:span text:style-name="T45">─</text:span><text:span text:style-name="T33">7)</text:span></text:p>
        <text:p text:style-name="P34"><text:span text:style-name="_5f_Caractères_5f_correction"><text:span text:style-name="T88">B<text:tab/></text:span></text:span><text:span text:style-name="_5f_Caractères_5f_correction"><text:span text:style-name="T77">=</text:span></text:span><text:span text:style-name="_5f_Caractères_5f_correction"><text:span text:style-name="T89"> +8</text:span></text:span></text:p>
        <text:p text:style-name="P34">C<text:span text:style-name="T33"><text:tab/></text:span><text:span text:style-name="_5f_Symbole"><text:span text:style-name="T69">=</text:span></text:span><text:span text:style-name="_5f_Symbole"><text:span text:style-name="T29"> </text:span></text:span>(<text:span text:style-name="T46"></text:span>11)<text:span text:style-name="T35"> </text:span><text:span text:style-name="T49">─</text:span><text:span text:style-name="T47"> </text:span>(<text:span text:style-name="T46"></text:span>8)</text:p>
        <text:p text:style-name="P34"><text:span text:style-name="_5f_Caractères_5f_correction"><text:span text:style-name="T56">C<text:tab/></text:span></text:span><text:span text:style-name="_5f_Caractères_5f_correction"><text:span text:style-name="T92"> </text:span></text:span><text:span text:style-name="_5f_Caractères_5f_correction"><text:span text:style-name="T72">=</text:span></text:span><text:span text:style-name="_5f_Caractères_5f_correction"><text:span text:style-name="T50"> +3</text:span></text:span></text:p>
        <text:p text:style-name="P34"><text:span text:style-name="T33">D<text:tab/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─</text:span><text:span text:style-name="T33">6)</text:span><text:span text:style-name="T35"> </text:span><text:span text:style-name="T49">─</text:span><text:span text:style-name="T47"> </text:span><text:span text:style-name="T33">(</text:span><text:span text:style-name="T45">─</text:span><text:span text:style-name="T33">4)</text:span></text:p>
        <text:p text:style-name="P36"><text:span text:style-name="_5f_Caractères_5f_correction"><text:span text:style-name="T88">D<text:tab/></text:span></text:span><text:span text:style-name="_5f_Caractères_5f_correction"><text:span text:style-name="T77">=</text:span></text:span><text:span text:style-name="_5f_Caractères_5f_correction"><text:span text:style-name="T89"> ─2</text:span></text:span></text:p>
        <text:p text:style-name="P34"><text:span text:style-name="T33">E<text:tab/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</text:span><text:span text:style-name="T33">9) </text:span><text:span text:style-name="T49">─</text:span><text:span text:style-name="T35"> </text:span><text:span text:style-name="T33">(</text:span><text:span text:style-name="T45"></text:span><text:span text:style-name="T33">13)</text:span></text:p>
        <text:p text:style-name="P36"><text:span text:style-name="_5f_Caractères_5f_correction"><text:span text:style-name="T88">E<text:tab/></text:span></text:span><text:span text:style-name="_5f_Caractères_5f_correction"><text:span text:style-name="T77">=</text:span></text:span><text:span text:style-name="_5f_Caractères_5f_correction"><text:span text:style-name="T89"> ─4</text:span></text:span></text:p>
        <text:p text:style-name="P34"><text:span text:style-name="T33">F<text:tab/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─</text:span><text:span text:style-name="T33">2)</text:span><text:span text:style-name="T35"> </text:span><text:span text:style-name="T49">─</text:span><text:span text:style-name="T47"> </text:span><text:span text:style-name="T33">(</text:span><text:span text:style-name="T45"></text:span><text:span text:style-name="T33">3)</text:span></text:p>
        <text:p text:style-name="P36"><text:span text:style-name="_5f_Caractères_5f_correction"><text:span text:style-name="T89">F<text:tab/></text:span></text:span><text:span text:style-name="_5f_Caractères_5f_correction"><text:span text:style-name="T78">=</text:span></text:span><text:span text:style-name="_5f_Caractères_5f_correction"><text:span text:style-name="T89"> ─</text:span></text:span><text:span text:style-name="_5f_Caractères_5f_correction"><text:span text:style-name="T90">5</text:span></text:span></text:p>
      </text:section>
      <text:list xml:id="list213131499781246" text:continue-numbering="true" text:style-name="Num_5f_Exo">
        <text:list-item>
          <text:h text:style-name="P41" text:outline-level="1"> Calcule mentalement les soustractions.</text:h>
        </text:list-item>
      </text:list>
      <text:section text:style-name="Sect3" text:name="Section2">
        <text:section text:style-name="Sect2" text:name="Section1">
          <text:p text:style-name="P34"><text:span text:style-name="T33">A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─</text:span><text:span text:style-name="T33">4,</text:span><text:span text:style-name="T34">5</text:span><text:span text:style-name="T33">) </text:span><text:span text:style-name="T49">─</text:span><text:span text:style-name="T20"> </text:span><text:span text:style-name="T33">(</text:span><text:span text:style-name="T45">─</text:span><text:span text:style-name="T33">6,</text:span><text:span text:style-name="T34">7</text:span><text:span text:style-name="T33">)</text:span></text:p>
          <text:p text:style-name="P34"><text:span text:style-name="_5f_Caractères_5f_correction"><text:span text:style-name="T88">A</text:span></text:span><text:span text:style-name="_5f_Caractères_5f_correction"><text:span text:style-name="T75"><text:tab/></text:span></text:span><text:span text:style-name="_5f_Caractères_5f_correction"><text:span text:style-name="T77">=</text:span></text:span><text:span text:style-name="_5f_Caractères_5f_correction"><text:span text:style-name="T75"> </text:span></text:span><text:span text:style-name="_5f_Caractères_5f_correction"><text:span text:style-name="T89">+2,2</text:span></text:span></text:p>
          <text:p text:style-name="P34"><text:span text:style-name="T33">B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</text:span><text:span text:style-name="T33">1,</text:span><text:span text:style-name="T34">2</text:span><text:span text:style-name="T33">) </text:span><text:span text:style-name="T49">─</text:span><text:span text:style-name="T20"> </text:span><text:span text:style-name="T33">(</text:span><text:span text:style-name="T45">─</text:span><text:span text:style-name="T33">7,</text:span><text:span text:style-name="T34">1</text:span><text:span text:style-name="T33">)</text:span></text:p>
          <text:p text:style-name="P34"><text:span text:style-name="_5f_Caractères_5f_correction"><text:span text:style-name="T88">B</text:span></text:span><text:span text:style-name="_5f_Caractères_5f_correction"><text:span text:style-name="T75"><text:tab/></text:span></text:span><text:span text:style-name="_5f_Caractères_5f_correction"><text:span text:style-name="T77">=</text:span></text:span><text:span text:style-name="_5f_Caractères_5f_correction"><text:span text:style-name="T75"> </text:span></text:span><text:span text:style-name="_5f_Caractères_5f_correction"><text:span text:style-name="T89">+8,3</text:span></text:span></text:p>
          <text:p text:style-name="P34"><text:span text:style-name="T15">C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14">(</text:span><text:span text:style-name="T24"></text:span><text:span text:style-name="T21">10,8</text:span><text:span text:style-name="T14">) </text:span><text:span text:style-name="T9">─</text:span><text:span text:style-name="T20"> </text:span><text:span text:style-name="T14">(</text:span><text:span text:style-name="T24"></text:span><text:span text:style-name="T21">8,8</text:span><text:span text:style-name="T14">)</text:span></text:p>
          <text:p text:style-name="P34"><text:span text:style-name="_5f_Caractères_5f_correction"><text:span text:style-name="T88">C</text:span></text:span><text:span text:style-name="_5f_Caractères_5f_correction"><text:span text:style-name="T75"><text:tab/></text:span></text:span><text:span text:style-name="_5f_Caractères_5f_correction"><text:span text:style-name="T77">=</text:span></text:span><text:span text:style-name="_5f_Caractères_5f_correction"><text:span text:style-name="T75"> </text:span></text:span><text:span text:style-name="_5f_Caractères_5f_correction"><text:span text:style-name="T89">+2</text:span></text:span></text:p>
          <text:p text:style-name="P34"><text:span text:style-name="T14">D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14">(</text:span><text:span text:style-name="T24">─</text:span><text:span text:style-name="T14">4,6) </text:span><text:span text:style-name="T9">─</text:span><text:span text:style-name="T20"> </text:span><text:span text:style-name="T14">(</text:span><text:span text:style-name="T24">─</text:span><text:span text:style-name="T14">4,3)</text:span></text:p>
          <text:p text:style-name="P36"><text:span text:style-name="_5f_Caractères_5f_correction"><text:span text:style-name="T88">D</text:span></text:span><text:span text:style-name="_5f_Caractères_5f_correction"><text:span text:style-name="T75"><text:tab/></text:span></text:span><text:span text:style-name="_5f_Caractères_5f_correction"><text:span text:style-name="T77">=</text:span></text:span><text:span text:style-name="_5f_Caractères_5f_correction"><text:span text:style-name="T75"> ─</text:span></text:span><text:span text:style-name="_5f_Caractères_5f_correction"><text:span text:style-name="T89">0,3</text:span></text:span></text:p>
          <text:p text:style-name="P34"><text:span text:style-name="T33">E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T33">(</text:span><text:span text:style-name="T45"></text:span><text:span text:style-name="T33">9,5) </text:span><text:span text:style-name="T49">─</text:span><text:span text:style-name="T20"> </text:span><text:span text:style-name="T33">(</text:span><text:span text:style-name="T45"></text:span><text:span text:style-name="T33">13)</text:span></text:p>
          <text:p text:style-name="P36"><text:span text:style-name="_5f_Caractères_5f_correction"><text:span text:style-name="T75">E<text:tab/></text:span></text:span><text:span text:style-name="_5f_Caractères_5f_correction"><text:span text:style-name="T77">=</text:span></text:span><text:span text:style-name="_5f_Caractères_5f_correction"><text:span text:style-name="T75"> ─</text:span></text:span><text:span text:style-name="_5f_Caractères_5f_correction"><text:span text:style-name="T89">3,5</text:span></text:span></text:p>
          <text:p text:style-name="P34"><text:span text:style-name="Bold_5f_niv1"><text:span text:style-name="T44">F</text:span></text:span><text:span text:style-name="_5f_Symbole"><text:span text:style-name="T29"><text:tab/></text:span></text:span><text:span text:style-name="_5f_Symbole"><text:span text:style-name="T69">=</text:span></text:span><text:span text:style-name="_5f_Symbole"><text:span text:style-name="T29"> </text:span></text:span><text:span text:style-name="Bold_5f_niv1"><text:span text:style-name="T16">(</text:span></text:span><text:span text:style-name="Bold_5f_niv1"><text:span text:style-name="T25">─</text:span></text:span><text:span text:style-name="Bold_5f_niv1"><text:span text:style-name="T22">2</text:span></text:span><text:span text:style-name="Bold_5f_niv1"><text:span text:style-name="T16">,4) </text:span></text:span><text:span text:style-name="Bold_5f_niv1"><text:span text:style-name="T10">─</text:span></text:span><text:span text:style-name="Bold_5f_niv1"><text:span text:style-name="T22"> </text:span></text:span><text:span text:style-name="Bold_5f_niv1"><text:span text:style-name="T16">(</text:span></text:span><text:span text:style-name="Bold_5f_niv1"><text:span text:style-name="T25"></text:span></text:span><text:span text:style-name="Bold_5f_niv1"><text:span text:style-name="T16">3,7)</text:span></text:span></text:p>
          <text:p text:style-name="P36"><text:span text:style-name="_5f_Caractères_5f_correction"><text:span text:style-name="T88">F</text:span></text:span><text:span text:style-name="_5f_Caractères_5f_correction"><text:span text:style-name="T75"><text:tab/></text:span></text:span><text:span text:style-name="_5f_Caractères_5f_correction"><text:span text:style-name="T77">=</text:span></text:span><text:span text:style-name="_5f_Caractères_5f_correction"><text:span text:style-name="T75"> ─</text:span></text:span><text:span text:style-name="_5f_Caractères_5f_correction"><text:span text:style-name="T89">6,1</text:span></text:span></text:p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1" svg:font-family="OpenSymbol" style:font-adornments="Roman" style:font-family-generic="swis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5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4" fo:font-family="OpenSymbol" style:font-pitch="variable" style:font-charset="x-symbol" fo:font-size="10pt" fo:font-style="normal" fo:background-color="transparent" style:font-name-asian="OpenSymbol4" style:font-family-asian="OpenSymbol" style:font-pitch-asian="variable" style:font-charset-asian="x-symbol" style:font-size-asian="12pt" style:font-style-asian="italic" style:font-name-complex="OpenSymbol4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4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4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4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216ba8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f6cb3"/>
    </style:style>
    <style:style style:name="MT7" style:family="text">
      <style:text-properties fo:font-variant="normal" fo:text-transform="none" fo:color="#d7e12c" loext:opacity="100%" style:font-name="Bitstream Vera Sans4" fo:font-size="16pt" fo:font-style="normal" fo:text-shadow="none" fo:font-weight="bold" officeooo:rsid="003f6cb3" style:font-size-asian="16pt" style:font-style-asian="normal" style:font-size-complex="16pt" style:font-style-complex="normal"/>
    </style:style>
    <style:style style:name="MT8" style:family="text">
      <style:text-properties officeooo:rsid="00216ba8"/>
    </style:style>
    <style:style style:name="MT9" style:family="text">
      <style:text-properties officeooo:rsid="001e234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4</text:span></text:p></draw:text-box></draw:frame><draw:line text:anchor-type="paragraph" draw:z-index="6" draw:name="Forme3" draw:style-name="Mgr3" draw:text-style-name="MP24" svg:x1="13.933cm" svg:y1="0.36cm" svg:x2="20.496cm" svg:y2="0.36cm"><text:p/></draw:line><text:span text:style-name="MT6">S</text:span><text:span text:style-name="MT7">oustraire deux</text:span><text:span text:style-name="MT8"> nombres relatifs</text:span></text:p>
      </style:header>
      <style:footer>
        <text:p text:style-name="MP26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27"><draw:g text:anchor-type="paragraph" draw:z-index="2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7</text:page-number></text:p></draw:text-box></draw:frame><text:p text:style-name="MP29">Nombres <text:span text:style-name="MT9">relatifs</text:span> • A<text:span text:style-name="MT9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21:31:30.603000000</dc:date>
    <meta:editing-duration>PT9H26M31S</meta:editing-duration>
    <meta:editing-cycles>89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0" meta:page-count="1" meta:paragraph-count="145" meta:word-count="764" meta:character-count="3137" meta:non-whitespace-character-count="2186"/>
  </office:meta>
</office:document-meta>
</file>